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">
      <style:text-properties fo:background-color="#ffff00"/>
    </style:style>
    <style:style style:family="text" style:name="T34">
      <style:text-properties fo:background-color="#ffff00"/>
    </style:style>
    <style:style style:parent-style-name="619" style:family="paragraph" style:name="P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background-color="#ffff00"/>
    </style:style>
    <style:style style:family="text" style:name="T36">
      <style:text-properties fo:background-color="#ffff00"/>
    </style:style>
    <style:style style:parent-style-name="619" style:family="paragraph" style:name="P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19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 fo:background-color="#ffff00"/>
    </style:style>
    <style:style style:family="text" style:name="T40">
      <style:text-properties fo:background-color="#ffff00"/>
    </style:style>
    <style:style style:parent-style-name="619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 fo:background-color="#ffff00"/>
    </style:style>
    <style:style style:family="text" style:name="T42">
      <style:text-properties fo:background-color="#ffff00"/>
    </style:style>
    <style:style style:parent-style-name="619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3">
      <style:text-properties fo:background-color="#ffff00"/>
    </style:style>
    <style:style style:family="text" style:name="T44">
      <style:text-properties fo:background-color="#ffff00"/>
    </style:style>
    <style:style style:parent-style-name="619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5">
      <style:text-properties fo:background-color="#ffff00"/>
    </style:style>
    <style:style style:family="text" style:name="T46">
      <style:text-properties fo:background-color="#ffff00"/>
    </style:style>
    <style:style style:parent-style-name="619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background-color="#ffff00"/>
    </style:style>
    <style:style style:family="text" style:name="T48">
      <style:text-properties fo:background-color="#ffff00"/>
    </style:style>
    <style:style style:parent-style-name="619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9">
      <style:text-properties/>
    </style:style>
    <style:style style:family="text" style:name="T50">
      <style:text-properties/>
    </style:style>
    <style:style style:parent-style-name="619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 fo:background-color="#ffff00"/>
    </style:style>
    <style:style style:family="text" style:name="T52">
      <style:text-properties fo:background-color="#ffff00"/>
    </style:style>
    <style:style style:parent-style-name="619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3">
      <style:text-properties fo:background-color="#ffff00"/>
    </style:style>
    <style:style style:family="text" style:name="T54">
      <style:text-properties fo:background-color="#ffff00"/>
    </style:style>
    <style:style style:parent-style-name="619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19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 fo:background-color="#ffff00"/>
    </style:style>
    <style:style style:family="text" style:name="T58">
      <style:text-properties fo:background-color="#ffff00"/>
    </style:style>
    <style:style style:parent-style-name="619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9">
      <style:text-properties fo:background-color="#ffff00"/>
    </style:style>
    <style:style style:family="text" style:name="T60">
      <style:text-properties fo:background-color="#ffff00"/>
    </style:style>
    <style:style style:parent-style-name="619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background-color="#ffff00"/>
    </style:style>
    <style:style style:family="text" style:name="T62">
      <style:text-properties fo:background-color="#ffff00"/>
    </style:style>
    <style:style style:parent-style-name="619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3">
      <style:text-properties fo:background-color="#ffff00"/>
    </style:style>
    <style:style style:family="text" style:name="T64">
      <style:text-properties fo:background-color="#ffff00"/>
    </style:style>
    <style:style style:parent-style-name="619" style:family="paragraph" style:name="P1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5">
      <style:text-properties/>
    </style:style>
    <style:style style:family="text" style:name="T66">
      <style:text-properties/>
    </style:style>
    <style:style style:parent-style-name="619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7">
      <style:text-properties fo:background-color="#ffff00"/>
    </style:style>
    <style:style style:family="text" style:name="T68">
      <style:text-properties fo:background-color="#ffff00"/>
    </style:style>
    <style:style style:parent-style-name="619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/>
    </style:style>
    <style:style style:family="text" style:name="T70">
      <style:text-properties/>
    </style:style>
    <style:style style:parent-style-name="619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1">
      <style:text-properties/>
    </style:style>
    <style:style style:family="text" style:name="T72">
      <style:text-properties/>
    </style:style>
    <style:style style:parent-style-name="619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3">
      <style:text-properties/>
    </style:style>
    <style:style style:family="text" style:name="T74">
      <style:text-properties/>
    </style:style>
    <style:style style:parent-style-name="619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5">
      <style:text-properties/>
    </style:style>
    <style:style style:family="text" style:name="T76">
      <style:text-properties/>
    </style:style>
    <style:style style:parent-style-name="619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7">
      <style:text-properties fo:background-color="#ffff00"/>
    </style:style>
    <style:style style:family="text" style:name="T78">
      <style:text-properties fo:background-color="#ffff00"/>
    </style:style>
    <style:style style:parent-style-name="619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9">
      <style:text-properties fo:background-color="#ffff00"/>
    </style:style>
    <style:style style:family="text" style:name="T80">
      <style:text-properties fo:background-color="#ffff00"/>
    </style:style>
    <style:style style:parent-style-name="619" style:family="paragraph" style:name="P1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9" style:family="paragraph" style:name="P1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</office:automatic-styles>
  <office:body>
    <office:text text:use-soft-page-breaks="true">
      <text:p text:style-name="P39"><text:span/><text:span/></text:p>
      <text:p text:style-name="P40"><text:span>¿Cuál es la normativa específica para la gestión de residuos electrónicos en un taller de microinformática?</text:span><text:span/></text:p>
      <text:p text:style-name="P41"><text:span>a) ISO 9001</text:span><text:span/></text:p>
      <text:p text:style-name="P42"><text:span>b) ISO 14001</text:span><text:span/></text:p>
      <text:p text:style-name="P43"><text:span>c) ISO 27001</text:span><text:span/></text:p>
      <text:p text:style-name="P44"><text:span text:style-name="T33">d) Normativa RAEE</text:span><text:span text:style-name="T34"/></text:p>
      <text:p text:style-name="P45"><text:span/><text:span/></text:p>
      <text:p text:style-name="P46"><text:span>¿Qué característica es común en un monitor con tecnología MVA?</text:span><text:span/></text:p>
      <text:p text:style-name="P47"><text:span>a) Mayor velocidad de actualización</text:span><text:span/></text:p>
      <text:p text:style-name="P48"><text:span text:style-name="T35">b) Amplios ángulos de visión y reproducción precisa de colores</text:span><text:span text:style-name="T36"/></text:p>
      <text:p text:style-name="P49"><text:span>c) Bajo consumo de energía</text:span><text:span/></text:p>
      <text:p text:style-name="P50"><text:span>d) Alta tasa de contraste</text:span><text:span/></text:p>
      <text:p text:style-name="P51"><text:span/><text:span/></text:p>
      <text:p text:style-name="P52"><text:span/><text:span/></text:p>
      <text:p text:style-name="P53"><text:span>¿Cuál es la función principal de un display frontal en una computadora?</text:span><text:span/></text:p>
      <text:p text:style-name="P54"><text:span text:style-name="T37">a) Proporcionar una visualización de la información del sistema</text:span><text:span text:style-name="T38"/></text:p>
      <text:p text:style-name="P55"><text:span>b) Controlar la velocidad de los ventiladores</text:span><text:span/></text:p>
      <text:p text:style-name="P56"><text:span>c) Exclusivamente para la reproducción de video</text:span><text:span/></text:p>
      <text:p text:style-name="P57"><text:span>d) Gestionar la conexión de dispositivos externos</text:span><text:span/></text:p>
      <text:p text:style-name="P58"><text:span/><text:span/></text:p>
      <text:p text:style-name="P59"><text:span>¿Qué característica es común en un display LCD integrado en una computadora portátil?</text:span><text:span/></text:p>
      <text:p text:style-name="P60"><text:span text:style-name="T39">a) Mejor reproducción del color y brillo</text:span><text:span text:style-name="T40"/></text:p>
      <text:p text:style-name="P61"><text:span>b) Bajo consumo de energía</text:span><text:span/></text:p>
      <text:p text:style-name="P62"><text:span>c) Necesidad de cables externos para su funcionamiento</text:span><text:span/></text:p>
      <text:p text:style-name="P63"><text:span>d) Uso exclusivo para aplicaciones de diseño gráfico</text:span><text:span/></text:p>
      <text:p text:style-name="P64"><text:span/><text:span/></text:p>
      <text:p text:style-name="P65"><text:span>¿Cuál es la ventaja de un display OLED en comparación con uno LCD?</text:span><text:span/></text:p>
      <text:p text:style-name="P66"><text:span>a) Mayor duración de la batería</text:span><text:span/></text:p>
      <text:p text:style-name="P67"><text:span text:style-name="T41">b) Mejor reproducción del color y negros más profundos</text:span><text:span text:style-name="T42"/></text:p>
      <text:p text:style-name="P68"><text:span>c) Necesidad de una fuente de luz externa</text:span><text:span/></text:p>
      <text:p text:style-name="P69"><text:span>d) Exclusivamente para aplicaciones de oficina</text:span><text:span/></text:p>
      <text:p text:style-name="P70"><text:span/><text:span/></text:p>
      <text:p text:style-name="P71"><text:span>¿Cuál es la función principal de un fan controller en una computadora?</text:span><text:span/></text:p>
      <text:p text:style-name="P72"><text:span text:style-name="T43">a) Controlar la velocidad de los ventiladores para gestionar la temperatura</text:span><text:span text:style-name="T44"/></text:p>
      <text:p text:style-name="P73"><text:span>b) Reproducción de contenidos multimedia</text:span><text:span/></text:p>
      <text:p text:style-name="P74"><text:span>c) Exclusivamente para la gestión del almacenamiento</text:span><text:span/></text:p>
      <text:p text:style-name="P75"><text:span>d) Proporcionar energía adicional a los dispositivos conectados</text:span><text:span/></text:p>
      <text:p text:style-name="P76"><text:span/><text:span/></text:p>
      <text:p text:style-name="P77"><text:span>¿Qué ventaja ofrece un fan controller con control automático de velocidad?</text:span><text:span/></text:p>
      <text:p text:style-name="P78"><text:span>a) Mayor duración de la batería</text:span><text:span/></text:p>
      <text:p text:style-name="P79"><text:span>b) Ajuste manual de la velocidad de los ventiladores</text:span><text:span/></text:p>
      <text:p text:style-name="P80"><text:span text:style-name="T45">c) Adapta automáticamente la velocidad según la temperatura del sistema</text:span><text:span text:style-name="T46"/></text:p>
      <text:p text:style-name="P81"><text:span>d) Uso exclusivo para aplicaciones de diseño gráfico</text:span><text:span/></text:p>
      <text:p text:style-name="P82"><text:span/><text:span/></text:p>
      <text:p text:style-name="P83"><text:span>¿Cuál es la principal función de una carcasa externa de disco duro?</text:span><text:span/></text:p>
      <text:p text:style-name="P84"><text:span text:style-name="T47">a) Proporcionar almacenamiento adicional a la computadora</text:span><text:span text:style-name="T48"/></text:p>
      <text:p text:style-name="P85"><text:span>b) Gestionar la velocidad de los ventiladores</text:span><text:span/></text:p>
      <text:p text:style-name="P86"><text:span>c) Exclusivamente para la reproducción de video</text:span><text:span/></text:p>
      <text:p text:style-name="P87"><text:span>d) Conectar dispositivos externos mediante USB o Thunderbolt</text:span><text:span/></text:p>
      <text:p text:style-name="P88"><text:span text:style-name="T49"/><text:span text:style-name="T50"/></text:p>
      <text:p text:style-name="P89"><text:span/><text:span/></text:p>
      <text:p text:style-name="P90"><text:span>¿Qué característica es común en una carcasa externa de SSD?</text:span><text:span/></text:p>
      <text:p text:style-name="P91"><text:span text:style-name="T51">a) Mayor capacidad de almacenamiento</text:span><text:span text:style-name="T52"/></text:p>
      <text:p text:style-name="P92"><text:span>b) Bajo consumo de energía</text:span><text:span/></text:p>
      <text:p text:style-name="P93"><text:span>c) Conexión exclusiva a través de cables SATA</text:span><text:span/></text:p>
      <text:p text:style-name="P94"><text:span>d) Uso exclusivo para aplicaciones de diseño gráfico</text:span><text:span/></text:p>
      <text:p text:style-name="P95"><text:span/><text:span/></text:p>
      <text:p text:style-name="P96"><text:span>¿Cuál es la ventaja de una carcasa externa con conexión USB-C?</text:span><text:span/></text:p>
      <text:p text:style-name="P97"><text:span>a) Necesidad de adaptadores para la transferencia de datos</text:span><text:span/></text:p>
      <text:p text:style-name="P98"><text:span text:style-name="T53">b) Mayor velocidad de transferencia de archivos</text:span><text:span text:style-name="T54"/></text:p>
      <text:p text:style-name="P99"><text:span>c) Uso exclusivo para dispositivos Mac</text:span><text:span/></text:p>
      <text:p text:style-name="P100"><text:span>d) Reducción de la velocidad de transferencia</text:span><text:span/></text:p>
      <text:p text:style-name="P101"><text:span/><text:span/></text:p>
      <text:p text:style-name="P102"><text:span>¿Cuál es la función principal de un dock station en una computadora?</text:span><text:span/></text:p>
      <text:p text:style-name="P103"><text:span>a) Gestionar la velocidad de los ventiladores</text:span><text:span/></text:p>
      <text:p text:style-name="P104"><text:span text:style-name="T55">b) Proporcionar una base de conexión para dispositivos externos</text:span><text:span text:style-name="T56"/></text:p>
      <text:p text:style-name="P105"><text:span>c) Exclusivamente para la reproducción de video</text:span><text:span/></text:p>
      <text:p text:style-name="P106"><text:span>d) Ampliar la capacidad de almacenamiento interno</text:span><text:span/></text:p>
      <text:p text:style-name="P107"><text:span/><text:span/></text:p>
      <text:p text:style-name="P108"><text:span>¿Qué característica es común en un dock station con conexión Thunderbolt?</text:span><text:span/></text:p>
      <text:p text:style-name="P109"><text:span>a) Mayor duración de la batería</text:span><text:span/></text:p>
      <text:p text:style-name="P110"><text:span text:style-name="T57">b) Alta velocidad de transferencia de datos y alimentación simultánea</text:span><text:span text:style-name="T58"/></text:p>
      <text:p text:style-name="P111"><text:span>c) Exclusivamente para la gestión del almacenamiento</text:span><text:span/></text:p>
      <text:p text:style-name="P112"><text:span>d) Uso exclusivo para dispositivos Windows</text:span><text:span/></text:p>
      <text:p text:style-name="P113"><text:span/><text:span/></text:p>
      <text:p text:style-name="P114"><text:span>¿Cuál es la ventaja de una dock station con puertos HDMI y DisplayPort?</text:span><text:span/></text:p>
      <text:p text:style-name="P115"><text:span>a) Necesidad de adaptadores para la conexión</text:span><text:span/></text:p>
      <text:p text:style-name="P116"><text:span text:style-name="T59">b) Mayor compatibilidad con diferentes tipos de monitores</text:span><text:span text:style-name="T60"/></text:p>
      <text:p text:style-name="P117"><text:span>c) Exclusivamente para dispositivos Apple</text:span><text:span/></text:p>
      <text:p text:style-name="P118"><text:span>d) Reducción de la velocidad de transferencia</text:span><text:span/></text:p>
      <text:p text:style-name="P119"><text:span/><text:span/></text:p>
      <text:p text:style-name="P120"><text:span>¿Cuál es la función principal de un hub USB en una computadora?</text:span><text:span/></text:p>
      <text:p text:style-name="P121"><text:span>a) Gestionar la velocidad de los ventiladores</text:span><text:span/></text:p>
      <text:p text:style-name="P122"><text:span text:style-name="T61">b) Proporcionar puertos adicionales para la conexión de dispositivos externos</text:span><text:span text:style-name="T62"/></text:p>
      <text:p text:style-name="P123"><text:span>c) Exclusivamente para la reproducción de video</text:span><text:span/></text:p>
      <text:p text:style-name="P124"><text:span>d) Ampliar la capacidad de almacenamiento interno</text:span><text:span/></text:p>
      <text:p text:style-name="P125"><text:span/><text:span/></text:p>
      <text:p text:style-name="P126"><text:span>¿Qué ventaja ofrece un hub USB 3.0 sobre uno USB 2.0?</text:span><text:span/></text:p>
      <text:p text:style-name="P127"><text:span text:style-name="T63">a) Mayor velocidad de transferencia de datos</text:span><text:span text:style-name="T64"/></text:p>
      <text:p text:style-name="P128"><text:span>b) Menos puertos disponibles para la conexión de dispositivos</text:span><text:span/></text:p>
      <text:p text:style-name="P129"><text:span>c) Uso exclusivo para dispositivos Apple</text:span><text:span/></text:p>
      <text:p text:style-name="P130"><text:span>d) Reducción de la velocidad de transferencia</text:span><text:span/></text:p>
      <text:p text:style-name="P131"><text:span/><text:span/></text:p>
      <text:p text:style-name="P132"><text:span>¿Cuál es la principal función de un lector de tarjetas externo?</text:span><text:span/></text:p>
      <text:p text:style-name="P133"><text:span>a) Controlar la velocidad de los ventiladores</text:span><text:span/></text:p>
      <text:p text:style-name="P134"><text:span text:style-name="T65">b) Proporcionar almacenamiento adicional a la computadora</text:span><text:span text:style-name="T66"/></text:p>
      <text:p text:style-name="P135"><text:span>c) Exclusivamente para la reproducción de video</text:span><text:span/></text:p>
      <text:p text:style-name="P136"><text:span text:style-name="T67">d) Leer tarjetas de memoria de diferentes formatos</text:span><text:span text:style-name="T68"/></text:p>
      <text:p text:style-name="P137"><text:span/><text:span/></text:p>
      <text:p text:style-name="P138"><text:span text:style-name="T69"/><text:span text:style-name="T70"/></text:p>
      <text:p text:style-name="P139"><text:span text:style-name="T71"/><text:span text:style-name="T72"/></text:p>
      <text:p text:style-name="P140"><text:span text:style-name="T73"/><text:span text:style-name="T74"/></text:p>
      <text:p text:style-name="P141"><text:span text:style-name="T75"/><text:span text:style-name="T76"/></text:p>
      <text:p text:style-name="P142"><text:span>¿Qué característica es común en un lector de tarjetas con conexión USB-C?</text:span><text:span/></text:p>
      <text:p text:style-name="P143"><text:span>a) Necesidad de adaptadores para la transferencia de datos</text:span><text:span/></text:p>
      <text:p text:style-name="P144"><text:span text:style-name="T77">b) Mayor velocidad de lectura de tarjetas de memoria</text:span><text:span text:style-name="T78"/></text:p>
      <text:p text:style-name="P145"><text:span>c) Uso exclusivo para dispositivos Android</text:span><text:span/></text:p>
      <text:p text:style-name="P146"><text:span>d) Reducción de la velocidad de transferencia</text:span><text:span/></text:p>
      <text:p text:style-name="P147"><text:span/><text:span/></text:p>
      <text:p text:style-name="P148"><text:span>¿Cuál es la ventaja de una base de refrigeración para laptop?</text:span><text:span/></text:p>
      <text:p text:style-name="P149"><text:span>a) Proporcionar almacenamiento adicional a la computadora</text:span><text:span/></text:p>
      <text:p text:style-name="P150"><text:span text:style-name="T79">b) Controlar la velocidad de los ventiladores internos para enfriar la laptop</text:span><text:span text:style-name="T80"/></text:p>
      <text:p text:style-name="P151"><text:span>c) Exclusivamente para la reproducción de video</text:span><text:span/></text:p>
      <text:p text:style-name="P152"><text:span>d) Reducción de la velocidad de transferencia de datos</text:span><text:span/></text:p>
      <text:p text:style-name="P153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Lohit Devanagari"/>
      <style:paragraph-properties/>
    </style:style>
    <style:style style:parent-style-name="619" style:display-name="Caption" style:family="paragraph" style:name="623">
      <style:text-properties style:font-family-complex="Lohit Devanagari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Lohit Devanagari"/>
      <style:paragraph-properties/>
    </style:style>
    <style:style style:class="default" style:display-name="Default Paragraph Font" style:family="text" style:name="106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29T16:02:51Z</meta:creation-date>
  </office:meta>
</office:document-meta>
</file>